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b460b"/>
    </style:style>
    <style:style style:name="P2" style:family="paragraph" style:parent-style-name="Standard">
      <style:text-properties officeooo:rsid="001b460b" officeooo:paragraph-rsid="001b460b"/>
    </style:style>
    <style:style style:name="P3" style:family="paragraph" style:parent-style-name="Standard">
      <style:text-properties officeooo:paragraph-rsid="002421a0"/>
    </style:style>
    <style:style style:name="P4" style:family="paragraph" style:parent-style-name="Standard">
      <style:text-properties officeooo:paragraph-rsid="00272fe1"/>
    </style:style>
    <style:style style:name="T1" style:family="text">
      <style:text-properties officeooo:rsid="001b460b"/>
    </style:style>
    <style:style style:name="T2" style:family="text">
      <style:text-properties officeooo:rsid="001d3c8c"/>
    </style:style>
    <style:style style:name="T3" style:family="text">
      <style:text-properties officeooo:rsid="001e5a17"/>
    </style:style>
    <style:style style:name="T4" style:family="text">
      <style:text-properties officeooo:rsid="001fcb7f"/>
    </style:style>
    <style:style style:name="T5" style:family="text">
      <style:text-properties fo:language="el" fo:country="GR" officeooo:rsid="001b460b"/>
    </style:style>
    <style:style style:name="T6" style:family="text">
      <style:text-properties fo:language="el" fo:country="GR" officeooo:rsid="0020f1f6"/>
    </style:style>
    <style:style style:name="T7" style:family="text">
      <style:text-properties fo:language="en" fo:country="US" officeooo:rsid="0020f1f6"/>
    </style:style>
    <style:style style:name="T8" style:family="text">
      <style:text-properties officeooo:rsid="00227be6"/>
    </style:style>
    <style:style style:name="T9" style:family="text">
      <style:text-properties fo:color="#2a6099" loext:opacity="100%"/>
    </style:style>
    <style:style style:name="T10" style:family="text">
      <style:text-properties fo:color="#2a6099" loext:opacity="100%" officeooo:rsid="002421a0"/>
    </style:style>
    <style:style style:name="T11" style:family="text">
      <style:text-properties fo:color="#2a6099" loext:opacity="100%" officeooo:rsid="001b460b"/>
    </style:style>
    <style:style style:name="T12"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nce upon a time… (music)<text:line-break/><text:line-break/>There was a tree. A big, well established tree with roots reaching deep into the soil. <text:line-break/><text:line-break/>What was special about this tree was its seeds. With a single blow of the wind its seeds would scatter through the air and fly far far away, looking for a place to root. <text:span text:style-name="T10">[</text:span><text:span text:style-name="T9">air through leaves</text:span><text:span text:style-name="T10">]</text:span><text:line-break/><text:line-break/>This is the story of one of those seeds. </text:p>
      <text:p text:style-name="P3"/>
      <text:p text:style-name="P4"><text:span text:style-name="T12">(press [space] to jump)</text:span><text:line-break/><text:line-break/>The seed flew away, through a forest with big spruce trees. <text:s/><text:span text:style-name="T11">[</text:span><text:span text:style-name="T10">F</text:span><text:span text:style-name="T9">orest ambi</text:span><text:span text:style-name="T10">a</text:span><text:span text:style-name="T9">n</text:span><text:span text:style-name="T10">c</text:span><text:span text:style-name="T9">e</text:span><text:span text:style-name="T11">]</text:span><text:line-break/><text:line-break/>Navigating its way through the forest, the seed had to avoid the treetops.<text:line-break/><text:line-break/>“This forest is way too dense” the seed thought. “I won’t be able to root properly here, with so little sun reaching the forest <text:span text:style-name="T1">bed.”</text:span><text:line-break/><text:line-break/>Suddenly, a cracking sound scared the <text:span text:style-name="T2">little</text:span> seed. <text:span text:style-name="T11">[</text:span><text:span text:style-name="T10">T</text:span><text:span text:style-name="T9">ree</text:span><text:span text:style-name="T10">s</text:span><text:span text:style-name="T9"> being chopped </text:span><text:span text:style-name="T10">with axes </text:span><text:span text:style-name="T9">and trees falling</text:span><text:span text:style-name="T11">]</text:span><text:line-break/><text:line-break/>“Why are the trees falling out of nowhere? Maybe that’s my chance to root!”<text:line-break/><text:line-break/>“But what will happen when I root and I become a tree myself? Will I fall like those trees are?”<text:line-break/><text:line-break/>The forest became less and less dense the further the seed traveled.<text:line-break/><text:line-break/>"What could have caused such a catastrophe?" The seed thought.<text:line-break/><text:line-break/>"I need to travel further, it's not safe here!"<text:line-break/><text:line-break/>But after a while things became even weirder. The forest lost its colo<text:span text:style-name="T3">u</text:span>rs and the surroundings got very noisy <text:s/><text:span text:style-name="T10">[B</text:span><text:span text:style-name="T9">usy city</text:span><text:span text:style-name="T10">]</text:span><text:line-break/><text:line-break/>“There’s barely any soil here, how will I find a place to root?” The seed thought as it traversed <text:span text:style-name="T4">through </text:span>that gray looking forest.<text:line-break/><text:line-break/>It was getting more and more difficult for the seed to navigate between this place's obstacles but it was determined to find the perfect spot to root, so it carried on.<text:line-break/><text:line-break/>After some time, the seed reali<text:span text:style-name="T1">z</text:span>ed that this place isn't suitable for a tree to live <text:span text:style-name="T4">there </text:span>either.<text:line-break/><text:line-break/>The seed was tired, but determined, so it went even further.<text:line-break/><text:line-break/>"This place really <text:span text:style-name="T1">has </text:span>no end" it thought. <text:span text:style-name="T1">B</text:span>ut it was abruptly interrupted by a sound. <text:span text:style-name="T1">A scary sound</text:span> unlike any other. <text:span text:style-name="T10">[</text:span><text:span text:style-name="T9">Bomb </text:span><text:span text:style-name="T10">explosion]</text:span> <text:line-break/><text:line-break/><text:span text:style-name="T1">And e</text:span>verything was calm.<text:line-break/><text:line-break/>The forest was long gone.</text:p>
      <text:p text:style-name="P1"><text:soft-page-break/></text:p>
      <text:p text:style-name="P1"><text:span text:style-name="T1">The seed felt scared and alone. Everything,</text:span><text:span text:style-name="T5"> </text:span><text:span text:style-name="T6">even</text:span><text:span text:style-name="T7"> the sky,</text:span> <text:span text:style-name="T1">looked so hostile.</text:span></text:p>
      <text:p text:style-name="P1"/>
      <text:p text:style-name="P1"><text:span text:style-name="T1">“I can’t </text:span><text:span text:style-name="T4">go on</text:span><text:span text:style-name="T1"> for much longer. It’s so cold and lonely out here.” </text:span><text:line-break/><text:line-break/><text:span text:style-name="T1">A</text:span>fter all this way it had traveled the poor seed had <text:span text:style-name="T1">no </text:span>strength left within it. <text:span text:style-name="T1">Even the air stopped supporting its journey. The seed was for the first time truly alone.</text:span></text:p>
      <text:p text:style-name="P1"/>
      <text:p text:style-name="P2">THE END</text:p>
      <text:p text:style-name="P1"/>
      <text:p text:style-name="P1">-<text:span text:style-name="T1">But grandpa! What happened next?</text:span><text:line-break/><text:line-break/>- The conflicts <text:span text:style-name="T1">of the humans</text:span> left fire and blood at their trails. Hope was naught but a faint light, yet wars were in humanity’s nature, never to be stopped. <text:span text:style-name="T1">But nature itself would decay, for with each war life </text:span><text:span text:style-name="T8">as a whole</text:span><text:span text:style-name="T1"> would be more and more in danger. </text:span></text:p>
      <text:p text:style-name="P1"><text:line-break/>- <text:span text:style-name="T4">And w</text:span>hat happened to the seed? Did it fall to the ground? <text:span text:style-name="T4">Did it</text:span> manage to root?<text:line-break/><text:line-break/>- No, it did not <text:span text:style-name="T4">manage to root</text:span>. <text:span text:style-name="T1">Not every story has to have a good ending you know!</text:span><text:line-break/><text:line-break/>- Then I don't like this story! <text:line-break/><text:line-break/>- I'm glad you said that. You see. This story and stories like that is the root<text:span text:style-name="T1">s</text:span> of all our problems. It was supposed to only contain dark truths. Truths that make us desperate, truths that make us give up all hope. Truths that are capable of killing each and every seed of hope left within us.<text:line-break/><text:line-break/>But dark truths are only half <text:span text:style-name="T1">the truth</text:span>. And sometimes even less. Be careful, for the world is full of half <text:span text:style-name="T1">truths</text:span> like this. But they do not really represent us, they just sound believable <text:span text:style-name="T1">and dark </text:span>enough to paralyze our efforts of something b<text:span text:style-name="T4">righter</text:span>. <text:line-break/><text:line-break/>We already have the seeds of hope from the ones that came before us in our own hearts. Now we have to choose the endings to the stories we believe in for those seeds to really root for the ones who will come aft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2-12T22:38:29.534033611</dc:date>
    <meta:editing-duration>PT52M33S</meta:editing-duration>
    <meta:editing-cycles>10</meta:editing-cycles>
    <meta:generator>LibreOffice/7.4.4.2$Linux_X86_64 LibreOffice_project/40$Build-2</meta:generator>
    <meta:document-statistic meta:table-count="0" meta:image-count="0" meta:object-count="0" meta:page-count="2" meta:paragraph-count="7" meta:word-count="647" meta:character-count="3488" meta:non-whitespace-character-count="2811"/>
  </office:meta>
</office:document-meta>
</file>